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fo:font-weight="bold" officeooo:rsid="000b05e7" officeooo:paragraph-rsid="000b05e7" style:font-size-asian="14pt" style:font-weight-asian="bold" style:font-size-complex="14pt" style:font-weight-complex="bold"/>
    </style:style>
    <style:style style:name="P2" style:family="paragraph" style:parent-style-name="Text_20_body">
      <style:text-properties fo:font-size="14pt" fo:font-weight="bold" officeooo:rsid="000b05e7" officeooo:paragraph-rsid="000b05e7" style:font-size-asian="14pt" style:font-weight-asian="bold" style:font-size-complex="14pt" style:font-weight-complex="bold"/>
    </style:style>
    <style:style style:name="P3" style:family="paragraph" style:parent-style-name="Text_20_body">
      <style:text-properties officeooo:rsid="000b05e7" officeooo:paragraph-rsid="000b05e7"/>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style:text-properties officeooo:rsid="000b4fc7" officeooo:paragraph-rsid="000b4fc7"/>
    </style:style>
    <style:style style:name="P6" style:family="paragraph" style:parent-style-name="Text_20_body">
      <style:paragraph-properties fo:margin-top="0cm" fo:margin-bottom="0cm" loext:contextual-spacing="false"/>
      <style:text-properties fo:font-size="14pt" fo:font-weight="bold" officeooo:rsid="000b4fc7" officeooo:paragraph-rsid="000b4fc7" style:font-size-asian="14pt" style:font-weight-asian="bold" style:font-size-complex="14pt" style:font-weight-complex="bold"/>
    </style:style>
    <style:style style:name="P7" style:family="paragraph" style:parent-style-name="Text_20_body">
      <style:paragraph-properties fo:margin-top="0cm" fo:margin-bottom="0cm" loext:contextual-spacing="false"/>
      <style:text-properties fo:font-size="14pt" fo:font-weight="bold" officeooo:rsid="000be0b2" officeooo:paragraph-rsid="000be0b2" style:font-size-asian="14pt" style:font-weight-asian="bold" style:font-size-complex="14pt" style:font-weight-complex="bold"/>
    </style:style>
    <style:style style:name="P8" style:family="paragraph" style:parent-style-name="Text_20_body">
      <style:paragraph-properties fo:margin-top="0cm" fo:margin-bottom="0cm" loext:contextual-spacing="false"/>
      <style:text-properties fo:font-size="14pt" fo:font-weight="bold" officeooo:rsid="000be0b2" officeooo:paragraph-rsid="000be0b2" style:font-size-asian="12.25pt" style:font-weight-asian="bold" style:font-size-complex="14pt" style:font-weight-complex="bold"/>
    </style:style>
    <style:style style:name="P9" style:family="paragraph" style:parent-style-name="Text_20_body">
      <style:paragraph-properties fo:margin-top="0cm" fo:margin-bottom="0cm" loext:contextual-spacing="false"/>
      <style:text-properties fo:font-size="12pt" fo:font-weight="bold" officeooo:rsid="000be0b2" officeooo:paragraph-rsid="000be0b2" style:font-size-asian="10.5pt" style:font-weight-asian="bold" style:font-size-complex="12pt" style:font-weight-complex="bold"/>
    </style:style>
    <style:style style:name="P10" style:family="paragraph" style:parent-style-name="Text_20_body">
      <style:paragraph-properties fo:margin-top="0cm" fo:margin-bottom="0cm" loext:contextual-spacing="false"/>
      <style:text-properties fo:font-size="12pt" fo:font-weight="normal" officeooo:rsid="000be0b2" officeooo:paragraph-rsid="000be0b2" style:font-size-asian="10.5pt" style:font-weight-asian="normal" style:font-size-complex="12pt" style:font-weight-complex="normal"/>
    </style:style>
    <style:style style:name="P11" style:family="paragraph" style:parent-style-name="Text_20_body" style:list-style-name="L2"/>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1">
      <style:paragraph-properties fo:margin-top="0cm" fo:margin-bottom="0cm" loext:contextual-spacing="false"/>
    </style:style>
    <style:style style:name="P16" style:family="paragraph" style:parent-style-name="Text_20_body" style:list-style-name="L2">
      <style:paragraph-properties fo:margin-top="0cm" fo:margin-bottom="0cm" loext:contextual-spacing="false"/>
    </style:style>
    <style:style style:name="P17" style:family="paragraph" style:parent-style-name="Text_20_body" style:list-style-name="L3">
      <style:paragraph-properties fo:margin-top="0cm" fo:margin-bottom="0cm" loext:contextual-spacing="false"/>
      <style:text-properties officeooo:rsid="000b4fc7" officeooo:paragraph-rsid="000b4fc7"/>
    </style:style>
    <style:style style:name="P18" style:family="paragraph" style:parent-style-name="Text_20_body" style:list-style-name="L4">
      <style:paragraph-properties fo:margin-top="0cm" fo:margin-bottom="0cm" loext:contextual-spacing="false"/>
      <style:text-properties officeooo:rsid="000b4fc7" officeooo:paragraph-rsid="000b4fc7"/>
    </style:style>
    <style:style style:name="P19" style:family="paragraph" style:parent-style-name="Text_20_body" style:list-style-name="L5">
      <style:paragraph-properties fo:margin-top="0cm" fo:margin-bottom="0cm" loext:contextual-spacing="false"/>
      <style:text-properties officeooo:rsid="000b4fc7" officeooo:paragraph-rsid="000b4fc7"/>
    </style:style>
    <style:style style:name="P20" style:family="paragraph" style:parent-style-name="Text_20_body">
      <style:paragraph-properties fo:margin-top="0cm" fo:margin-bottom="0cm" loext:contextual-spacing="false"/>
      <style:text-properties fo:font-size="12pt" fo:font-weight="normal" officeooo:rsid="000b4fc7" officeooo:paragraph-rsid="000b4fc7" style:font-size-asian="10.5pt" style:font-weight-asian="normal" style:font-size-complex="12pt" style:font-weight-complex="normal"/>
    </style:style>
    <style:style style:name="P21" style:family="paragraph" style:parent-style-name="Text_20_body">
      <style:paragraph-properties fo:margin-top="0cm" fo:margin-bottom="0cm" loext:contextual-spacing="false"/>
      <style:text-properties fo:font-size="12pt" fo:font-weight="normal" officeooo:rsid="000be0b2" officeooo:paragraph-rsid="000be0b2" style:font-size-asian="10.5pt" style:font-weight-asian="normal" style:font-size-complex="12pt" style:font-weight-complex="normal"/>
    </style:style>
    <style:style style:name="P22" style:family="paragraph" style:parent-style-name="Text_20_body">
      <style:paragraph-properties fo:margin-top="0cm" fo:margin-bottom="0cm" loext:contextual-spacing="false"/>
      <style:text-properties fo:font-size="12pt" fo:font-weight="normal" officeooo:rsid="000f4c95" officeooo:paragraph-rsid="000f4c95" style:font-size-asian="10.5pt" style:font-weight-asian="normal" style:font-size-complex="12pt" style:font-weight-complex="normal"/>
    </style:style>
    <style:style style:name="P23" style:family="paragraph" style:parent-style-name="Text_20_body">
      <style:paragraph-properties fo:margin-top="0cm" fo:margin-bottom="0cm" loext:contextual-spacing="false"/>
      <style:text-properties fo:font-size="12pt" fo:font-weight="normal" officeooo:rsid="00101b77" officeooo:paragraph-rsid="00101b77" style:font-size-asian="10.5pt" style:font-weight-asian="normal" style:font-size-complex="12pt" style:font-weight-complex="normal"/>
    </style:style>
    <style:style style:name="P24" style:family="paragraph" style:parent-style-name="Text_20_body">
      <style:paragraph-properties fo:margin-top="0cm" fo:margin-bottom="0cm" loext:contextual-spacing="false"/>
      <style:text-properties fo:font-size="12pt" officeooo:rsid="000b4fc7" officeooo:paragraph-rsid="000b4fc7" style:font-size-asian="12pt" style:font-size-complex="12pt"/>
    </style:style>
    <style:style style:name="P25" style:family="paragraph" style:parent-style-name="Text_20_body" style:list-style-name="L6">
      <style:paragraph-properties fo:margin-top="0cm" fo:margin-bottom="0cm" loext:contextual-spacing="false"/>
    </style:style>
    <style:style style:name="P26" style:family="paragraph" style:parent-style-name="Text_20_body">
      <style:paragraph-properties fo:margin-top="0cm" fo:margin-bottom="0cm" loext:contextual-spacing="false"/>
      <style:text-properties fo:font-size="14pt" fo:font-weight="bold" officeooo:rsid="00101b77" officeooo:paragraph-rsid="00101b77" style:font-size-asian="12.25pt" style:font-weight-asian="bold" style:font-size-complex="14pt" style:font-weight-complex="bold"/>
    </style:style>
    <style:style style:name="P27" style:family="paragraph" style:parent-style-name="Text_20_body" style:list-style-name="L7">
      <style:paragraph-properties fo:margin-top="0cm" fo:margin-bottom="0cm" loext:contextual-spacing="false"/>
    </style:style>
    <style:style style:name="P28" style:family="paragraph" style:parent-style-name="Text_20_body" style:list-style-name="L8">
      <style:paragraph-properties fo:margin-top="0cm" fo:margin-bottom="0cm" loext:contextual-spacing="false"/>
    </style:style>
    <style:style style:name="P29" style:family="paragraph" style:parent-style-name="Heading_20_2">
      <style:paragraph-properties fo:margin-top="0cm" fo:margin-bottom="0cm" loext:contextual-spacing="false"/>
      <style:text-properties fo:font-size="12pt" fo:font-weight="normal" officeooo:rsid="00101b77" officeooo:paragraph-rsid="00101b77" style:font-size-asian="10.5pt" style:font-weight-asian="normal" style:font-size-complex="12pt" style:font-weight-complex="normal"/>
    </style:style>
    <style:style style:name="T1" style:family="text">
      <style:text-properties officeooo:rsid="000b4fc7"/>
    </style:style>
    <style:style style:name="T2" style:family="text">
      <style:text-properties fo:font-weight="bold"/>
    </style:style>
    <style:style style:name="T3" style:family="text">
      <style:text-properties officeooo:rsid="000db915"/>
    </style:style>
    <style:style style:name="T4" style:family="text">
      <style:text-properties officeooo:rsid="001023f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List of protocols</text:p>
      <text:p text:style-name="P1"><text:s text:c="10"/></text:p>
      <text:list xml:id="list3712543909" text:style-name="L1">
        <text:list-item>
          <text:p text:style-name="P15">Transmission Control Protocol (TCP)</text:p>
        </text:list-item>
      </text:list>
      <text:list xml:id="list2621291823" text:style-name="L2">
        <text:list-item>
          <text:p text:style-name="P16">Internet Protocol (IP)</text:p>
        </text:list-item>
        <text:list-item>
          <text:p text:style-name="P16">User Datagram Protocol (UDP)</text:p>
        </text:list-item>
        <text:list-item>
          <text:p text:style-name="P16">Post office Protocol (POP)</text:p>
        </text:list-item>
        <text:list-item>
          <text:p text:style-name="P16">Simple mail transport Protocol (SMTP)</text:p>
        </text:list-item>
        <text:list-item>
          <text:p text:style-name="P16">File Transfer Protocol (FTP)</text:p>
        </text:list-item>
        <text:list-item>
          <text:p text:style-name="P16">Hyper Text Transfer Protocol (HTTP)</text:p>
        </text:list-item>
        <text:list-item>
          <text:p text:style-name="P11">Hyper Text Transfer Protocol Secure (HTTPS)</text:p>
        </text:list-item>
      </text:list>
      <text:p text:style-name="P3"/>
      <text:p text:style-name="P2">2. List of n/w device on each layer</text:p>
      <text:p text:style-name="P4"><text:s/><text:span text:style-name="T1">NETWORK</text:span></text:p>
      <text:list xml:id="list2711687428" text:style-name="L3">
        <text:list-item>
          <text:p text:style-name="P17">hub</text:p>
        </text:list-item>
        <text:list-item>
          <text:p text:style-name="P17">switch</text:p>
        </text:list-item>
        <text:list-item>
          <text:p text:style-name="P17">router</text:p>
        </text:list-item>
        <text:list-item>
          <text:p text:style-name="P17">bridge</text:p>
        </text:list-item>
        <text:list-item>
          <text:p text:style-name="P17">reapeater</text:p>
        </text:list-item>
        <text:list-item>
          <text:p text:style-name="P17">access point</text:p>
        </text:list-item>
      </text:list>
      <text:p text:style-name="P5">DATA LINK</text:p>
      <text:list xml:id="list1386950865" text:style-name="L4">
        <text:list-item>
          <text:p text:style-name="P18">switches </text:p>
        </text:list-item>
        <text:list-item>
          <text:p text:style-name="P18">bridges</text:p>
        </text:list-item>
      </text:list>
      <text:p text:style-name="P5">PHYSICAL</text:p>
      <text:list xml:id="list3256806712" text:style-name="L5">
        <text:list-item>
          <text:p text:style-name="P19">coaxial cable</text:p>
        </text:list-item>
        <text:list-item>
          <text:p text:style-name="P19">twisted pair</text:p>
        </text:list-item>
        <text:list-item>
          <text:p text:style-name="P19">fiber optic</text:p>
        </text:list-item>
        <text:list-item>
          <text:p text:style-name="P19">telephone lines</text:p>
        </text:list-item>
      </text:list>
      <text:p text:style-name="P5"/>
      <text:p text:style-name="P6">3. TYPES OF CABLE AND CONNECTORS</text:p>
      <text:p text:style-name="P6"/>
      <text:p text:style-name="P20">There are three types of connectors</text:p>
      <text:p text:style-name="P20"/>
      <text:p text:style-name="P24">1.board-to-board connectors</text:p>
      <text:p text:style-name="P24">2.cable/wire-to-cable/wire connectors</text:p>
      <text:p text:style-name="P24">3.cable/wire-to-board connectors</text:p>
      <text:p text:style-name="P24"/>
      <text:p text:style-name="P8">4.WHAT IS STRAIGHT CABLE AND CROSS CABLE</text:p>
      <text:p text:style-name="P8"/>
      <text:p text:style-name="P10">STRAIGHT CABLE</text:p>
      <text:p text:style-name="P10"><text:span text:style-name="T2">A type of twisted pair cable that is used in local area networks to connect a computer to a network hub such as a router</text:span>.</text:p>
      <text:p text:style-name="P10"/>
      <text:p text:style-name="P10"/>
      <text:p text:style-name="P10"><text:soft-page-break/>CROSS CABLE</text:p>
      <text:p text:style-name="P9">A type of cable installation that is used for the interconnection of two similar devices.</text:p>
      <text:p text:style-name="P9"/>
      <text:p text:style-name="P8">5.WHERE TO <text:span text:style-name="T3">USE </text:span>THESE CABLE</text:p>
      <text:p text:style-name="P8"/>
      <text:p text:style-name="P10">Straight-through cables are mainly used for connecting non-similar devices while cross cables are mostly used for connecting similar devices.</text:p>
      <text:p text:style-name="P10"/>
      <text:p text:style-name="P7">6.THE COLOR CODES FOR EACH CABLE</text:p>
      <text:p text:style-name="P7"/>
      <text:p text:style-name="P10">White Orange (WO)</text:p>
      <text:list xml:id="list2279466492" text:style-name="L6">
        <text:list-item>
          <text:p text:style-name="P25">Orange (O)</text:p>
        </text:list-item>
        <text:list-item>
          <text:p text:style-name="P25">White Blue (WB)</text:p>
        </text:list-item>
        <text:list-item>
          <text:p text:style-name="P25">Blue (B)</text:p>
        </text:list-item>
        <text:list-item>
          <text:p text:style-name="P25">White Green (WG)</text:p>
        </text:list-item>
        <text:list-item>
          <text:p text:style-name="P25">Green (G)</text:p>
        </text:list-item>
        <text:list-item>
          <text:p text:style-name="P25">White Brown (WBr)</text:p>
        </text:list-item>
        <text:list-item>
          <text:p text:style-name="P12">Brown (Br)</text:p>
        </text:list-item>
      </text:list>
      <text:p text:style-name="P22">owo gwg bluewhiteblue brownwhitebrown</text:p>
      <text:p text:style-name="P22">owo greenwhiteblue bwg brownwhitebrown</text:p>
      <text:p text:style-name="P22"/>
      <text:p text:style-name="P23"/>
      <text:p text:style-name="P26">How to make CAT5 <text:span text:style-name="T4">or CAT6 </text:span>cable:-</text:p>
      <text:h text:style-name="P29" text:outline-level="2">Step 1: What You Need to Make the Cable</text:h>
      <text:p text:style-name="P23"/>
      <text:p text:style-name="P23">You will need:</text:p>
      <text:p text:style-name="Text_20_body">An Ethernet cable cut to the length you like, you can use CAT5 or CAT6</text:p>
      <text:p text:style-name="Text_20_body">Two RJ45 connectors</text:p>
      <text:p text:style-name="Text_20_body">A crimper tool</text:p>
      <text:p text:style-name="Text_20_body">something to cut with, an X-acto, cable cutter or even a scissors </text:p>
      <text:h text:style-name="P29" text:outline-level="2">Step 2: Prepare the Cables </text:h>
      <text:p text:style-name="P23"/>
      <text:p text:style-name="P23">The space inside the Ethernet cable is cramped.</text:p>
      <text:p text:style-name="Text_20_body">There are 4 pairs of wires and each pair is twisted together, so the first thing you need to do is to remove a good inch from the blue jacket and unwind the cables.</text:p>
      <text:h text:style-name="P29" text:outline-level="2">Step 3: Crimp the RJ-45</text:h>
      <text:p text:style-name="P23"/>
      <text:p text:style-name="P23">Everyone has his own way to align the wires, but I like to use my fingers.</text:p>
      <text:p text:style-name="Text_20_body">Hold the wires between your index finger and your thumb and using your second hand, pull on the wires.</text:p>
      <text:p text:style-name="Text_20_body">Once you are satisfied that the wires are straight, use the cable cutter and cut the wires keeping only half an inch and make sure you cut them straight.</text:p>
      <text:p text:style-name="Text_20_body"><text:soft-page-break/><text:span text:style-name="Strong_20_Emphasis">How to arrange the wires?:</text:span></text:p>
      <text:p text:style-name="Text_20_body">To make a straight cable, both ends of the Ethernet cable should be identical.</text:p>
      <text:p text:style-name="Text_20_body">Here is what I was taught in school and I still use it today, from left to right:</text:p>
      <text:list xml:id="list4028236901" text:style-name="L7">
        <text:list-item>
          <text:p text:style-name="P27">WO</text:p>
        </text:list-item>
        <text:list-item>
          <text:p text:style-name="P27">O</text:p>
        </text:list-item>
        <text:list-item>
          <text:p text:style-name="P27">WG</text:p>
        </text:list-item>
        <text:list-item>
          <text:p text:style-name="P27">B</text:p>
        </text:list-item>
        <text:list-item>
          <text:p text:style-name="P27">WB</text:p>
        </text:list-item>
        <text:list-item>
          <text:p text:style-name="P27">G</text:p>
        </text:list-item>
        <text:list-item>
          <text:p text:style-name="P27">WBr</text:p>
        </text:list-item>
        <text:list-item>
          <text:p text:style-name="P13">Br</text:p>
        </text:list-item>
      </text:list>
      <text:p text:style-name="Text_20_body">Crimp both ends using the layout above and you can use this cable to connect your desktop to a router</text:p>
      <text:p text:style-name="Text_20_body">To make a cross cable, you'll have to remember the 1-3/2-6 rule.</text:p>
      <text:p text:style-name="Text_20_body">So one end of the Ethernet cable should be crimped in the sequence I mentioned above but the other end should be:</text:p>
      <text:list xml:id="list4229713978" text:style-name="L8">
        <text:list-item>
          <text:p text:style-name="P28">WG</text:p>
        </text:list-item>
        <text:list-item>
          <text:p text:style-name="P28">G</text:p>
        </text:list-item>
        <text:list-item>
          <text:p text:style-name="P28">WO</text:p>
        </text:list-item>
        <text:list-item>
          <text:p text:style-name="P28">B</text:p>
        </text:list-item>
        <text:list-item>
          <text:p text:style-name="P28">WB</text:p>
        </text:list-item>
        <text:list-item>
          <text:p text:style-name="P28">O</text:p>
        </text:list-item>
        <text:list-item>
          <text:p text:style-name="P28">WBr</text:p>
        </text:list-item>
        <text:list-item>
          <text:p text:style-name="P14">Br</text:p>
        </text:list-item>
      </text:list>
      <text:p text:style-name="Text_20_body">The WO and the WG switch places 1-3</text:p>
      <text:p text:style-name="Text_20_body">The O and the G switch places 2-6</text:p>
      <text:p text:style-name="Text_20_body">The cable that was in position 1(WO) moves to 3, the cable that was in position 3(WG) moves to 1, the cable that was in position 2(O) moves to 6 and the cable that was in position 6(G) moves to 2</text:p>
      <text:p text:style-name="Text_20_body">Slide the RJ45 connector over the wires make sure that part of the blue jacket is well inside the RJ45 head. When sliding the RJ45 Connector, make sure that pin number one is to your left (see picture for the position of pin 1).</text:p>
      <text:p text:style-name="Text_20_body">Put the RJ45 connector in the crimper and press hard, the shape will change a bit, the blue jacket will be trapped within the RJ-45, and the copper connectors will protrude from the RJ45.</text:p>
      <text:p text:style-name="Text_20_body">You should test the Ethernet cable now, if you have a cable tester, good, I have a tester from the stone age as you can see but it works fine. Other wise you will know right away if it works when you use it on the PC and router.</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5T09:21:18.606244510</meta:creation-date>
    <dc:date>2022-03-04T10:07:23.869733460</dc:date>
    <meta:editing-duration>PT1H44M34S</meta:editing-duration>
    <meta:editing-cycles>4</meta:editing-cycles>
    <meta:generator>LibreOffice/6.0.7.3$Linux_X86_64 LibreOffice_project/00m0$Build-3</meta:generator>
    <meta:document-statistic meta:table-count="0" meta:image-count="0" meta:object-count="0" meta:page-count="3" meta:paragraph-count="91" meta:word-count="697" meta:character-count="3574" meta:non-whitespace-character-count="2996"/>
  </office:meta>
</office:document-meta>
</file>